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3.367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Messwerte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Messwer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gid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Wert</text:p>
          </table:table-cell>
          <table:table-cell table:style-name="ce1" office:value-type="string" calcext:value-type="string">
            <text:p>Priorität</text:p>
          </table:table-cell>
          <table:table-cell table:style-name="ce1" office:value-type="string" calcext:value-type="string">
            <text:p>Ausschluss</text:p>
          </table:table-cell>
          <table:table-cell table:style-name="ce1"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date" office:date-value="2023-06-01" calcext:value-type="date">
            <text:p>01.06.20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date" office:date-value="2023-06-01" calcext:value-type="date">
            <text:p>01.06.202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date" office:date-value="2023-06-02" calcext:value-type="date">
            <text:p>02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date" office:date-value="2023-06-03" calcext:value-type="date">
            <text:p>03.06.20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date" office:date-value="2023-06-04" calcext:value-type="date">
            <text:p>04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date" office:date-value="2023-06-05" calcext:value-type="date">
            <text:p>05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date" office:date-value="2023-06-06" calcext:value-type="date">
            <text:p>06.06.20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date" office:date-value="2023-06-06" calcext:value-type="date">
            <text:p>06.06.202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date" office:date-value="2023-06-07" calcext:value-type="date">
            <text:p>07.06.20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date" office:date-value="2023-06-08" calcext:value-type="date">
            <text:p>08.06.202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date" office:date-value="2023-06-09" calcext:value-type="date">
            <text:p>09.06.20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date" office:date-value="2023-06-10" calcext:value-type="date">
            <text:p>10.06.20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68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Messwerte.A1:Messwerte.E1731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2pt" style:font-size-asian="12pt" style:font-name-complex="Arial" style:font-family-complex="Arial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Messwerte" style:display-name="PageStyle_Messwer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atharina Dengler</meta:initial-creator>
    <dc:creator>Katharina Dengler</dc:creator>
    <meta:creation-date>2023-06-12T11:36:44</meta:creation-date>
    <dc:date>2023-06-12T12:53:04</dc:date>
    <meta:editing-duration>P0D</meta:editing-duration>
    <meta:generator>LibreOffice/7.3.6.2$Windows_x86 LibreOffice_project/c28ca90fd6e1a19e189fc16c05f8f8924961e12e</meta:generator>
    <meta:document-statistic meta:table-count="1" meta:cell-count="8655" meta:object-count="0"/>
    <meta:user-defined meta:name="AppVersion">15.0300</meta:user-defined>
    <meta:user-defined meta:name="Company">Kommunale Immobilien Jena</meta:user-defined>
  </office:meta>
</office:document-meta>
</file>